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4" office:value-type="string">
            <text:p>Strength</text:p>
          </table:table-cell>
          <table:table-cell table:style-name="ce4" office:value-type="string">
            <text:p>Dexterity</text:p>
          </table:table-cell>
          <table:table-cell table:style-name="ce4" office:value-type="string">
            <text:p>Constitution</text:p>
          </table:table-cell>
          <table:table-cell table:style-name="ce4" office:value-type="string">
            <text:p>Magic</text:p>
          </table:table-cell>
          <table:table-cell table:style-name="ce4" office:value-type="string">
            <text:p>Willpower</text:p>
          </table:table-cell>
          <table:table-cell table:style-name="ce4" office:value-type="string">
            <text:p>Cunning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erserk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Bulwark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rch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rcane Blade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Brawl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ogue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Shadowblade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Maraud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lchemist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4.108cm" draw:caption-point-x="-0.61cm" draw:caption-point-y="1.511cm">
              <dc:date>2011-11-22T00:00:00</dc:date>
              <text:p text:style-name="P1">Player &amp; golem share the same (bigger) health pool</text:p>
              <text:p text:style-name="P1"/>
            </office:annotation>
            <text:p>Linked Destinies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Archmag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571cm" svg:x="20.046cm" svg:y="4.574cm" draw:caption-point-x="-0.61cm" draw:caption-point-y="1.512cm">
              <dc:date>2011-11-21T00:00:00</dc:date>
              <text:p text:style-name="P1"><text:span text:style-name="T1">A raging storm of destruction; impossible to avoid effects even for the caster</text:span></text:p>
            </office:annotation>
            <text:p>Spellblaze Storm</text:p>
          </table:table-cell>
          <table:table-cell table:style-name="ce5" office:value-type="string">
            <office:annotation draw:style-name="gr1" draw:text-style-name="P1" svg:width="2.899cm" svg:height="2.571cm" svg:x="24.1cm" svg:y="4.574cm" draw:caption-point-x="-0.61cm" draw:caption-point-y="1.512cm">
              <dc:date>2011-11-21T00:00:00</dc:date>
              <text:p text:style-name="P1"><text:span text:style-name="T1">Half current mana drained + arcane explosion based on mana spent + mana regen</text:span></text:p>
            </office:annotation>
            <text:p>Arcane Overload</text:p>
          </table:table-cell>
          <table:table-cell table:style-name="ce5" office:value-type="string">
            <office:annotation draw:style-name="gr1" draw:text-style-name="P1" svg:width="2.899cm" svg:height="1.781cm" svg:x="28.154cm" svg:y="4.574cm" draw:caption-point-x="-0.61cm" draw:caption-point-y="1.512cm">
              <dc:date>2011-11-21T00:00:00</dc:date>
              <text:p text:style-name="P1"><text:span text:style-name="T1">Allows direct damage spells to triggers crosstier effect</text:span></text:p>
            </office:annotation>
            <text:p>Overpowering Spells</text:p>
          </table:table-cell>
          <table:table-cell table:number-columns-repeated="1017"/>
        </table:table-row>
        <table:table-row table:style-name="ro1">
          <table:table-cell office:value-type="string">
            <text:p>Necromanc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Summoner</text:p>
          </table:table-cell>
          <table:table-cell table:style-name="ce5" table:number-columns-repeated="4"/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>
            <text:p>Wyrmic</text:p>
          </table:table-cell>
          <table:table-cell table:style-name="ce5" office:value-type="string">
            <office:annotation draw:style-name="gr1" draw:text-style-name="P1" svg:width="2.899cm" svg:height="6.126cm" svg:x="7.884cm" svg:y="6.445cm" draw:caption-point-x="-0.61cm" draw:caption-point-y="1.511cm">
              <dc:date>2011-11-22T00:00:00</dc:date>
              <text:p text:style-name="P1"><text:s/>sustain/passive; each time you breath you get a temp effect for a a few turns, this temp effect allows you to use a new chromatic breath which will deal damage based on the last breaths you did; the more you did the more it does</text:p>
            </office:annotation>
            <text:p>Chromatic Powe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4.1cm" svg:y="6.445cm" draw:caption-point-x="-0.61cm" draw:caption-point-y="1.511cm">
              <dc:date>2011-11-22T00:00:00</dc:date>
              <text:p text:style-name="P1">For a while no negative status effects can affect you</text:p>
            </office:annotation>
            <text:p>Dragon's Will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>
            <text:p>Sun Paladin</text:p>
          </table:table-cell>
          <table:table-cell table:style-name="ce5" office:value-type="string">
            <office:annotation draw:style-name="gr1" draw:text-style-name="P1" svg:width="2.899cm" svg:height="0.991cm" svg:x="7.884cm" svg:y="7.379cm" draw:caption-point-x="-0.61cm" draw:caption-point-y="1.512cm">
              <dc:date>2011-11-21T00:00:00</dc:date>
              <text:p text:style-name="P1"><text:span text:style-name="T1">Weapon weight-based damage</text:span></text:p>
            </office:annotation>
            <text:p>Gravitic Blow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7.379cm" draw:caption-point-x="-0.61cm" draw:caption-point-y="1.512cm">
              <dc:date>2011-11-21T00:00:00</dc:date>
              <text:p text:style-name="P1"><text:span text:style-name="T1">Shield; all damage taken is /100 and goes to power Positive energy; when full it explodes</text:span></text:p>
            </office:annotation>
            <text:p>Fortress of Light</text:p>
          </table:table-cell>
          <table:table-cell table:style-name="ce5" office:value-type="string">
            <office:annotation draw:style-name="gr1" draw:text-style-name="P1" svg:width="2.899cm" svg:height="4.941cm" svg:x="20.046cm" svg:y="7.38cm" draw:caption-point-x="-0.61cm" draw:caption-point-y="1.511cm">
              <dc:date>2011-11-22T00:00:00</dc:date>
              <text:p text:style-name="P1">Each time positive energy maxes out a timed effect appears; any exedent energy during the efefct pwoers it up; when it runs out a big boom goes off</text:p>
              <text:p text:style-name="P1"/>
            </office:annotation>
            <text:p>Supernovae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>
            <text:p>Anorithil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eaver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Corrupto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0.046cm" svg:y="9.249cm" draw:caption-point-x="-0.61cm" draw:caption-point-y="1.512cm">
              <dc:date>2011-11-21T00:00:00</dc:date>
              <text:p text:style-name="P1"><text:span text:style-name="T1">Corruptions have a chance to trigger special crosstier effects</text:span></text:p>
            </office:annotation>
            <text:p>Blighted Supremacy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Cursed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Doomed</text:p>
          </table:table-cell>
          <table:table-cell table:style-name="ce5" table:number-columns-repeated="4"/>
          <table:table-cell table:style-name="ce5" office:value-type="string">
            <office:annotation draw:style-name="gr1" draw:text-style-name="P1" svg:width="2.899cm" svg:height="3.361cm" svg:x="24.1cm" svg:y="10.653cm" draw:caption-point-x="-0.61cm" draw:caption-point-y="1.511cm">
              <dc:date>2011-11-22T00:00:00</dc:date>
              <text:p text:style-name="P1">Each time something is killed with mind damage it becomes your thrall for X turns and then dies</text:p>
              <text:p text:style-name="P1"/>
            </office:annotation>
            <text:p>Mindless Thrall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Temporal Warden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Paradox Mage</text:p>
          </table:table-cell>
          <table:table-cell table:style-name="ce5" table:number-columns-repeated="3"/>
          <table:table-cell table:style-name="ce5" office:value-type="string">
            <text:p>Temporal Hazard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Mindslayer</text:p>
          </table:table-cell>
          <table:table-cell table:style-name="ce5" table:number-columns-repeated="6"/>
          <table:table-cell table:number-columns-repeated="1017"/>
        </table:table-row>
        <table:table-row table:style-name="ro1" table:number-rows-repeated="20">
          <table:table-cell/>
          <table:table-cell table:style-name="ce5" table:number-columns-repeated="6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/11/2011</text:date>, <text:time>18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1T01:03:52</meta:creation-date>
    <dc:date>2011-11-22T18:37:37</dc:date>
    <meta:editing-duration>PT7H3M42S</meta:editing-duration>
    <meta:editing-cycles>12</meta:editing-cycles>
    <meta:generator>LibreOffice/3.3$Unix LibreOffice_project/330m19$Build-8</meta:generator>
    <meta:document-statistic meta:table-count="3" meta:cell-count="40" meta:object-count="0"/>
  </office:meta>
</office:document-meta>
</file>